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size-asian="10.5pt"/>
    </style:style>
    <style:style style:name="P2" style:family="paragraph" style:parent-style-name="Standard">
      <style:text-properties officeooo:paragraph-rsid="00158297"/>
    </style:style>
    <style:style style:name="P3" style:family="paragraph" style:parent-style-name="Standard">
      <style:text-properties officeooo:rsid="00158297" officeooo:paragraph-rsid="00158297"/>
    </style:style>
    <style:style style:name="P4" style:family="paragraph" style:parent-style-name="Standard">
      <style:text-properties officeooo:rsid="00158297" officeooo:paragraph-rsid="00185e2d"/>
    </style:style>
    <style:style style:name="P5" style:family="paragraph" style:parent-style-name="Standard">
      <style:text-properties officeooo:rsid="00158297" officeooo:paragraph-rsid="0019d259"/>
    </style:style>
    <style:style style:name="P6" style:family="paragraph" style:parent-style-name="Standard">
      <style:text-properties officeooo:rsid="0019d259" officeooo:paragraph-rsid="0019d25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normal" fo:font-weight="bold" style:font-size-asian="10.5pt"/>
    </style:style>
    <style:style style:name="T3" style:family="text">
      <style:text-properties fo:font-size="14pt" fo:font-style="normal" fo:font-weight="normal" style:font-size-asian="10.5pt"/>
    </style:style>
    <style:style style:name="T4" style:family="text">
      <style:text-properties fo:font-size="12pt" fo:font-style="normal" fo:font-weight="bold" style:font-size-asian="12pt" style:font-size-complex="12pt"/>
    </style:style>
    <style:style style:name="T5" style:family="text">
      <style:text-properties fo:font-size="12pt" fo:font-style="normal" fo:font-weight="normal" style:font-size-asian="12pt" style:font-size-complex="12pt"/>
    </style:style>
    <style:style style:name="T6" style:family="text">
      <style:text-properties fo:font-weight="bold" style:font-size-asian="10.5pt"/>
    </style:style>
    <style:style style:name="T7" style:family="text">
      <style:text-properties officeooo:rsid="000f9eac"/>
    </style:style>
    <style:style style:name="T8" style:family="text">
      <style:text-properties officeooo:rsid="00113e42"/>
    </style:style>
    <style:style style:name="T9" style:family="text">
      <style:text-properties officeooo:rsid="0013f2ce"/>
    </style:style>
    <style:style style:name="T10" style:family="text">
      <style:text-properties officeooo:rsid="0016888e"/>
    </style:style>
    <style:style style:name="T11" style:family="text">
      <style:text-properties officeooo:rsid="00185e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Cookbook: Installation steps for swissbib VuFind<text:line-break/><text:line-break/></text:span><text:line-break/>(workshop EPFL: “swissbib for the short distance runner”</text:p>
      <text:p text:style-name="Standard"/>
      <text:p text:style-name="Standard"><text:span text:style-name="T2">I. Installation of swissbib sources from Github <text:line-break/></text:span><text:span text:style-name="T4"><text:line-break/></text:span><text:span text:style-name="T5">0) assumption: services MySQL and Apache are already started<text:line-break/>(service mysql start|restart<text:line-break/>service apache2 start|restart)<text:line-break/></text:span><text:span text:style-name="T3"><text:line-break/></text:span>1) mkdir /usr/local/vufind/<text:span text:style-name="T7">httpd</text:span> (Standard for swissbib)<text:line-break/>(for EPFL workshop: /usr/local/vufind/epfl)<text:line-break/><text:line-break/>2) cd /usr/local/vufind/<text:span text:style-name="T8">epfl</text:span><text:line-break/>→ by now called APP_DIR<text:line-break/><text:line-break/>3) chown [your user]:[your group] APP_DIR<text:line-break/><text:line-break/>4) cd APP_DIR<text:line-break/><text:line-break/>5) <text:s/>git clone https://github.com/swissbib/sbvf2.git . </text:p>
      <text:p text:style-name="Standard"><text:line-break/></text:p>
      <text:p text:style-name="Standard"><text:span text:style-name="T6">status: now you have got all the necessary ressources </text:span><text:line-break/><text:span text:style-name="T6">next: Configure a local MySQL database</text:span></text:p>
      <text:p text:style-name="P1"/>
      <text:p text:style-name="Standard"><text:span text:style-name="T2">II. Setup and configure a local MySQL database </text:span><text:line-break/><text:line-break/>6) cd sbDocumentation<text:line-break/><text:line-break/>7) Create and configure MySQL database<text:line-break/></text:p>
      <text:p text:style-name="Standard">mysql --user=root -p &lt; sb.vufind2.schema.only.sql </text:p>
      <text:p text:style-name="Standard"/>
      <text:p text:style-name="Standard">mysql –user=root -p<text:line-break/>(you need the MySQL root password)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P2"><text:span text:style-name="T9">8) configure the first start<text:line-break/><text:line-break/><text:line-break/><text:line-break/><text:line-break/></text:span><text:soft-page-break/><text:span text:style-name="T9">a) Configuration of webserver<text:line-break/><text:line-break/>cp ./httpd-vufind.conf $APP_DIR/local</text:span></text:p>
      <text:p text:style-name="P3"><text:span text:style-name="T9">s</text:span>udo -s <text:s text:c="2"/>(change to root)</text:p>
      <text:p text:style-name="P3">cd /etc/apache2/conf.d<text:line-break/>ln -s /usr/local/vufind/epfl/local/httpd-vufind.conf http_epfl.vufind.conf</text:p>
      <text:p text:style-name="P3">service apache2 restart <text:s/>(restart apache webserver)<text:line-break/><text:line-break/><text:line-break/><text:span text:style-name="T10">b) Configuration of Application</text:span></text:p>
      <text:p text:style-name="P3"/>
      <text:p text:style-name="P6">cd $APP_DIR</text:p>
      <text:p text:style-name="P5"><text:span text:style-name="T11">cp $APP_DIR/sbDocumentation/installation/config.ini $APP_DIR/local/config/vufind<text:line-break/><text:line-break/><text:line-break/>sudo chmod 777 $APP_DIR/log<text:line-break/>sudo chmod 777 $APP_DIR/local/cache<text:line-break/><text:line-break/><text:line-break/></text:span></text:p>
      <text:p text:style-name="P4"><text:span text:style-name="T9"/></text:p>
      <text:p text:style-name="P3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6T15:55:30.622292870</dc:date>
    <meta:editing-duration>PT3H46M8S</meta:editing-duration>
    <meta:editing-cycles>43</meta:editing-cycles>
    <meta:generator>LibreOffice/4.1.1.2$Linux_x86 LibreOffice_project/410m0$Build-2</meta:generator>
    <meta:document-statistic meta:table-count="0" meta:image-count="0" meta:object-count="0" meta:page-count="2" meta:paragraph-count="16" meta:word-count="180" meta:character-count="1491" meta:non-whitespace-character-count="1286"/>
  </office:meta>
</office:document-meta>
</file>